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automatic-styles>
    <style:style style:name="Tabelle1" style:family="table">
      <style:table-properties style:width="17cm" fo:margin-left="0cm" fo:margin-top="0cm" fo:margin-bottom="0cm" table:align="left" style:writing-mode="lr-tb"/>
    </style:style>
    <style:style style:name="Tabelle1.A" style:family="table-column">
      <style:table-column-properties style:column-width="1.894cm"/>
    </style:style>
    <style:style style:name="Tabelle1.B" style:family="table-column">
      <style:table-column-properties style:column-width="4.094cm"/>
    </style:style>
    <style:style style:name="Tabelle1.C" style:family="table-column">
      <style:table-column-properties style:column-width="1.616cm"/>
    </style:style>
    <style:style style:name="Tabelle1.D" style:family="table-column">
      <style:table-column-properties style:column-width="2.2cm"/>
    </style:style>
    <style:style style:name="Tabelle1.E" style:family="table-column">
      <style:table-column-properties style:column-width="2.701cm"/>
    </style:style>
    <style:style style:name="Tabelle1.F" style:family="table-column">
      <style:table-column-properties style:column-width="4.494cm"/>
    </style:style>
    <style:style style:name="Tabelle1.1" style:family="table-row">
      <style:table-row-properties fo:keep-together="auto"/>
    </style:style>
    <style:style style:name="Tabelle1.A1" style:family="table-cell">
      <style:table-cell-properties fo:padding="0cm" fo:border="none"/>
    </style:style>
    <style:style style:name="Tabelle2" style:family="table">
      <style:table-properties style:width="17cm" fo:margin-left="0cm" fo:margin-top="0cm" fo:margin-bottom="0cm" table:align="left" style:writing-mode="lr-tb"/>
    </style:style>
    <style:style style:name="Tabelle2.A" style:family="table-column">
      <style:table-column-properties style:column-width="2.312cm"/>
    </style:style>
    <style:style style:name="Tabelle2.B" style:family="table-column">
      <style:table-column-properties style:column-width="6.599cm"/>
    </style:style>
    <style:style style:name="Tabelle2.C" style:family="table-column">
      <style:table-column-properties style:column-width="8.089cm"/>
    </style:style>
    <style:style style:name="Tabelle2.1" style:family="table-row">
      <style:table-row-properties fo:keep-together="auto"/>
    </style:style>
    <style:style style:name="Tabelle2.A1" style:family="table-cell">
      <style:table-cell-properties fo:padding="0cm" fo:border="none"/>
    </style:style>
    <style:style style:name="Tabelle3" style:family="table">
      <style:table-properties style:width="17cm" fo:margin-left="0cm" fo:margin-top="0cm" fo:margin-bottom="0cm" table:align="left" style:writing-mode="lr-tb"/>
    </style:style>
    <style:style style:name="Tabelle3.A" style:family="table-column">
      <style:table-column-properties style:column-width="3.593cm"/>
    </style:style>
    <style:style style:name="Tabelle3.B" style:family="table-column">
      <style:table-column-properties style:column-width="3.898cm"/>
    </style:style>
    <style:style style:name="Tabelle3.C" style:family="table-column">
      <style:table-column-properties style:column-width="9.509cm"/>
    </style:style>
    <style:style style:name="Tabelle3.1" style:family="table-row">
      <style:table-row-properties fo:keep-together="auto"/>
    </style:style>
    <style:style style:name="Tabelle3.A1" style:family="table-cell">
      <style:table-cell-properties fo:padding="0cm" fo:border="none"/>
    </style:style>
    <style:style style:name="P1" style:family="paragraph" style:parent-style-name="Heading_20_2" style:list-style-name="WWNum2">
      <style:paragraph-properties fo:text-align="start" style:justify-single-word="false" style:writing-mode="lr-tb"/>
    </style:style>
    <style:style style:name="P2" style:family="paragraph" style:parent-style-name="Heading_20_3" style:list-style-name="WWNum2">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Standard" style:list-style-name="WWNum3">
      <style:paragraph-properties fo:text-align="start" style:justify-single-word="false" style:writing-mode="lr-tb"/>
    </style:style>
    <style:style style:name="P5" style:family="paragraph" style:parent-style-name="Standard" style:list-style-name="WWNum4">
      <style:paragraph-properties fo:text-align="start" style:justify-single-word="false" style:writing-mode="lr-tb"/>
    </style:style>
    <style:style style:name="P6" style:family="paragraph" style:parent-style-name="Standard" style:list-style-name="WWNum5">
      <style:paragraph-properties fo:text-align="start" style:justify-single-word="false" style:writing-mode="lr-tb"/>
    </style:style>
    <style:style style:name="P7" style:family="paragraph" style:parent-style-name="Standard" style:list-style-name="WWNum5">
      <style:paragraph-properties fo:text-align="start" style:justify-single-word="false" style:writing-mode="lr-tb"/>
      <style:text-properties officeooo:paragraph-rsid="001f1c7f"/>
    </style:style>
    <style:style style:name="P8" style:family="paragraph" style:parent-style-name="Standard" style:list-style-name="WWNum6">
      <style:paragraph-properties fo:text-align="start" style:justify-single-word="false" style:writing-mode="lr-tb"/>
    </style:style>
    <style:style style:name="P9" style:family="paragraph" style:parent-style-name="Standard" style:list-style-name="WWNum6">
      <style:paragraph-properties fo:text-align="start" style:justify-single-word="false" style:writing-mode="lr-tb"/>
      <style:text-properties officeooo:paragraph-rsid="001f1c7f"/>
    </style:style>
    <style:style style:name="P10" style:family="paragraph" style:parent-style-name="Standard" style:list-style-name="WWNum7">
      <style:paragraph-properties fo:text-align="start" style:justify-single-word="false" style:writing-mode="lr-tb"/>
    </style:style>
    <style:style style:name="P11" style:family="paragraph" style:parent-style-name="Standard" style:list-style-name="WWNum9">
      <style:paragraph-properties fo:text-align="start" style:justify-single-word="false" style:writing-mode="lr-tb"/>
    </style:style>
    <style:style style:name="P12" style:family="paragraph" style:parent-style-name="Standard" style:list-style-name="WWNum9">
      <style:paragraph-properties fo:text-align="start" style:justify-single-word="false" style:writing-mode="lr-tb"/>
      <style:text-properties officeooo:paragraph-rsid="001f1c7f"/>
    </style:style>
    <style:style style:name="P13" style:family="paragraph" style:parent-style-name="Standard" style:list-style-name="WWNum10">
      <style:paragraph-properties fo:text-align="start" style:justify-single-word="false" style:writing-mode="lr-tb"/>
    </style:style>
    <style:style style:name="P14" style:family="paragraph" style:parent-style-name="Standard" style:list-style-name="L1">
      <style:paragraph-properties fo:text-align="start" style:justify-single-word="false" style:writing-mode="lr-tb"/>
    </style:style>
    <style:style style:name="P15" style:family="paragraph" style:parent-style-name="Standard" style:list-style-name="L2">
      <style:paragraph-properties fo:text-align="start" style:justify-single-word="false" style:writing-mode="lr-tb"/>
    </style:style>
    <style:style style:name="P16" style:family="paragraph" style:parent-style-name="Standard" style:list-style-name="L3">
      <style:paragraph-properties fo:text-align="start" style:justify-single-word="false" style:writing-mode="lr-tb"/>
    </style:style>
    <style:style style:name="P17" style:family="paragraph" style:parent-style-name="Standard" style:list-style-name="L3">
      <style:paragraph-properties fo:text-align="start" style:justify-single-word="false" style:writing-mode="lr-tb"/>
      <style:text-properties officeooo:paragraph-rsid="001f1c7f"/>
    </style:style>
    <style:style style:name="P18" style:family="paragraph" style:parent-style-name="Standard">
      <style:paragraph-properties fo:text-align="start" style:justify-single-word="false" style:writing-mode="lr-tb"/>
      <style:text-properties officeooo:paragraph-rsid="001f1c7f"/>
    </style:style>
    <style:style style:name="P19" style:family="paragraph" style:parent-style-name="Standard">
      <style:paragraph-properties fo:text-align="center" style:justify-single-word="false" style:writing-mode="lr-tb"/>
    </style:style>
    <style:style style:name="P20" style:family="paragraph" style:parent-style-name="Standard">
      <style:paragraph-properties fo:text-align="justify" style:justify-single-word="false" style:writing-mode="lr-tb"/>
    </style:style>
    <style:style style:name="P21" style:family="paragraph" style:parent-style-name="Standard" style:list-style-name="WWNum7">
      <style:paragraph-properties fo:text-align="justify" style:justify-single-word="false" style:writing-mode="lr-tb"/>
    </style:style>
    <style:style style:name="P22" style:family="paragraph" style:parent-style-name="Standard" style:list-style-name="WWNum8">
      <style:paragraph-properties fo:text-align="justify" style:justify-single-word="false" style:writing-mode="lr-tb"/>
    </style:style>
    <style:style style:name="P23" style:family="paragraph" style:parent-style-name="Standard">
      <style:paragraph-properties fo:text-align="start" style:justify-single-word="false" style:writing-mode="lr-tb"/>
      <style:text-properties style:use-window-font-color="true" style:font-name="Liberation Serif" fo:font-size="12pt" fo:language="de" fo:country="DE" officeooo:rsid="001c38a2" officeooo:paragraph-rsid="001c38a2" style:letter-kerning="true" style:font-name-asian="Noto Serif CJK SC" style:font-size-asian="12pt" style:language-asian="zh" style:country-asian="CN" style:font-name-complex="Lohit Devanagari" style:font-size-complex="12pt" style:language-complex="hi" style:country-complex="IN"/>
    </style:style>
    <style:style style:name="P24" style:family="paragraph" style:parent-style-name="Standard" style:list-style-name="WWNum5">
      <style:paragraph-properties fo:text-align="start" style:justify-single-word="false" style:writing-mode="lr-tb"/>
      <style:text-properties style:use-window-font-color="true" style:font-name="Liberation Serif" fo:font-size="12pt" fo:language="de" fo:country="DE" officeooo:rsid="001f1c7f" officeooo:paragraph-rsid="001f1c7f" style:letter-kerning="true" style:font-name-asian="Noto Serif CJK SC" style:font-size-asian="12pt" style:language-asian="zh" style:country-asian="CN" style:font-name-complex="Lohit Devanagari" style:font-size-complex="12pt" style:language-complex="hi" style:country-complex="IN"/>
    </style:style>
    <style:style style:name="P25" style:family="paragraph" style:parent-style-name="Standard">
      <style:paragraph-properties fo:text-align="start" style:justify-single-word="false" style:writing-mode="lr-tb"/>
      <style:text-properties style:use-window-font-color="true" style:font-name="Liberation Serif" fo:font-size="12pt" fo:language="de" fo:country="DE" fo:font-weight="bold" officeooo:rsid="001c38a2" officeooo:paragraph-rsid="001c38a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P26" style:family="paragraph" style:parent-style-name="Standard">
      <style:paragraph-properties fo:text-align="start" style:justify-single-word="false" style:writing-mode="lr-tb"/>
      <style:text-properties officeooo:rsid="001e15d5" officeooo:paragraph-rsid="001e15d5"/>
    </style:style>
    <style:style style:name="P27" style:family="paragraph" style:parent-style-name="Standard">
      <style:paragraph-properties fo:text-align="start" style:justify-single-word="false" style:writing-mode="lr-tb"/>
      <style:text-properties fo:font-weight="bold" style:font-weight-asian="bold" style:font-weight-complex="bold"/>
    </style:style>
    <style:style style:name="P28" style:family="paragraph" style:parent-style-name="Standard" style:list-style-name="WWNum11">
      <style:paragraph-properties fo:text-align="start" style:justify-single-word="false" style:writing-mode="lr-tb"/>
      <style:text-properties fo:font-size="12pt" style:font-size-asian="12pt" style:font-size-complex="12pt"/>
    </style:style>
    <style:style style:name="P29" style:family="paragraph" style:parent-style-name="Standard" style:list-style-name="WWNum11">
      <style:paragraph-properties fo:text-align="justify" style:justify-single-word="false" style:writing-mode="lr-tb"/>
      <style:text-properties fo:font-size="12pt" style:font-size-asian="12pt" style:font-size-complex="12pt"/>
    </style:style>
    <style:style style:name="P30" style:family="paragraph" style:parent-style-name="Standard" style:list-style-name="WWNum12">
      <style:paragraph-properties fo:text-align="justify" style:justify-single-word="false" style:writing-mode="lr-tb"/>
      <style:text-properties fo:font-size="12pt" style:font-size-asian="12pt" style:font-size-complex="12pt"/>
    </style:style>
    <style:style style:name="P31" style:family="paragraph" style:parent-style-name="Standard" style:master-page-name="Standard">
      <style:paragraph-properties style:page-number="auto"/>
    </style:style>
    <style:style style:name="P32" style:family="paragraph" style:parent-style-name="Standard">
      <style:paragraph-properties fo:margin-top="0.101cm" fo:margin-bottom="0cm" loext:contextual-spacing="false" fo:text-align="center" style:justify-single-word="false" style:writing-mode="lr-tb"/>
    </style:style>
    <style:style style:name="P33" style:family="paragraph" style:parent-style-name="Standard">
      <style:paragraph-properties fo:margin-top="0.101cm" fo:margin-bottom="0.101cm" loext:contextual-spacing="false" fo:text-align="center" style:justify-single-word="false" style:writing-mode="lr-tb"/>
    </style:style>
    <style:style style:name="P34" style:family="paragraph" style:parent-style-name="Title">
      <style:paragraph-properties fo:margin-top="0.423cm" fo:margin-bottom="0.212cm" loext:contextual-spacing="false" fo:text-align="center" style:justify-single-word="false" style:writing-mode="lr-tb"/>
    </style:style>
    <style:style style:name="T1" style:family="text">
      <style:text-properties fo:color="#ffffff" style:font-name="Roboto" fo:font-size="11pt" style:font-size-asian="11pt"/>
    </style:style>
    <style:style style:name="T2" style:family="text">
      <style:text-properties fo:font-size="20pt" style:font-size-asian="20pt" style:font-size-complex="20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weight="bold" style:font-weight-asian="bold" style:font-weight-complex="bold"/>
    </style:style>
    <style:style style:name="T5" style:family="text">
      <style:text-properties officeooo:rsid="001b1f66"/>
    </style:style>
    <style:style style:name="T6" style:family="text">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de" fo:country="DE" officeooo:rsid="001b1f66"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de" fo:country="DE" officeooo:rsid="001c38a2"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erif" fo:font-size="12pt" fo:language="de" fo:country="DE" officeooo:rsid="001e15d5"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erif" fo:font-size="12pt" fo:language="de" fo:country="DE" officeooo:rsid="001f1c7f"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erif" fo:font-size="12pt" fo:language="de" fo:country="DE" fo:font-weight="bold" officeooo:rsid="001c38a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2" style:family="text">
      <style:text-properties style:use-window-font-color="true" style:font-name="Liberation Serif" fo:language="de" fo:country="DE" officeooo:rsid="001f1c7f" style:letter-kerning="true" style:font-name-asian="Noto Serif CJK SC" style:language-asian="zh" style:country-asian="CN" style:font-name-complex="Lohit Devanagari" style:language-complex="hi" style:country-complex="IN"/>
    </style:style>
    <style:style style:name="T13" style:family="text">
      <style:text-properties style:use-window-font-color="true" style:font-name="Liberation Sans" fo:font-size="14pt" fo:language="de" fo:country="DE" fo:font-weight="bold" officeooo:rsid="001e15d5" style:letter-kerning="true" style:font-name-asian="Noto Sans CJK SC" style:font-size-asian="14pt" style:language-asian="zh" style:country-asian="CN" style:font-weight-asian="bold" style:font-name-complex="Lohit Devanagari" style:font-size-complex="14pt" style:language-complex="hi" style:country-complex="IN" style:font-weight-complex="bold"/>
    </style:style>
    <style:style style:name="T14" style:family="text">
      <style:text-properties officeooo:rsid="001c38a2"/>
    </style:style>
    <style:style style:name="T15" style:family="text">
      <style:text-properties officeooo:rsid="001e15d5"/>
    </style:style>
    <style:style style:name="T16" style:family="text">
      <style:text-properties fo:font-weight="normal" style:font-weight-asian="normal" style:font-weight-complex="normal"/>
    </style:style>
    <style:style style:name="T17" style:family="text">
      <style:text-properties officeooo:rsid="001f1c7f"/>
    </style:style>
    <style:style style:name="T18" style:family="text">
      <style:text-properties fo:font-style="italic" officeooo:rsid="001f1c7f"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1"/>
        <text:p text:style-name="P34"><text:span text:style-name="T2">Webinare des TRIZ-Ontologie-Projekts </text:span></text:p>
        <text:p text:style-name="P19"><text:span text:style-name="T3">"Funktion" und "Funktionsanalyse"</text:span></text:p>
        <text:p text:style-name="P19">Nikolai Shchedrin</text:p>
        <text:p text:style-name="P19">20. Oktober 2020</text:p>
        <text:p text:style-name="P19"/>
        <text:list xml:id="list1597998087" text:style-name="WWNum2">
          <text:list-item>
            <text:list>
              <text:list-item>
                <text:list>
                  <text:list-item>
                    <text:h text:style-name="P2" text:outline-level="3">Erstellen einer Ontologie</text:h>
                  </text:list-item>
                </text:list>
              </text:list-item>
            </text:list>
          </text:list-item>
        </text:list>
        <text:p text:style-name="P3">Neue Verbindungen zwischen Konzepten werden hervorgehoben:</text:p>
        <text:list xml:id="list4289836306" text:style-name="WWNum3">
          <text:list-item>
            <text:p text:style-name="P4">Möglichkeiten, eine Funktion zu beschreiben: Funktionsmodell, <text:span text:style-name="T9">Stoff-Feld</text:span>, <text:span text:style-name="T9">Element-Feld</text:span></text:p>
          </text:list-item>
        </text:list>
        <text:p text:style-name="P3">Es wird eine zusätzliche Klassifizierung der Funktionen vorgeschlagen:</text:p>
        <text:list xml:id="list4191660674" text:style-name="WWNum4">
          <text:list-item>
            <text:p text:style-name="P5">Funktion des <text:span text:style-name="T7">Teil</text:span>systems</text:p>
          </text:list-item>
          <text:list-item>
            <text:p text:style-name="P5"><text:span text:style-name="T5">Funktion des </text:span><text:span text:style-name="T7">Ober</text:span>system<text:span text:style-name="T7">s</text:span></text:p>
          </text:list-item>
          <text:list-item>
            <text:p text:style-name="P5">Funktion des Umgebungsobjekts</text:p>
          </text:list-item>
        </text:list>
        <text:list xml:id="list184225023263771" text:continue-list="list1597998087" text:style-name="WWNum2">
          <text:list-item>
            <text:list>
              <text:list-item>
                <text:list>
                  <text:list-item>
                    <text:h text:style-name="P2" text:outline-level="3">Das Funktionsmodell und das <text:span text:style-name="T13">Stoff-Feld</text:span>→ Ele<text:span text:style-name="T15">ment-Feld</text:span>-Modell</text:h>
                  </text:list-item>
                </text:list>
              </text:list-item>
            </text:list>
          </text:list-item>
        </text:list>
        <text:p text:style-name="P3">Modell <text:span text:style-name="T14">einer Funktion</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style-name="Tabelle1.1">
            <table:table-cell table:style-name="Tabelle1.A1" office:value-type="string">
              <text:p text:style-name="P25">Subjekt</text:p>
            </table:table-cell>
            <table:table-cell table:style-name="Tabelle1.A1" office:value-type="string">
              <text:p text:style-name="P27">Aktion </text:p>
            </table:table-cell>
            <table:table-cell table:style-name="Tabelle1.A1" office:value-type="string">
              <text:p text:style-name="P25">Objekt</text:p>
            </table:table-cell>
            <table:table-cell table:style-name="Tabelle1.A1" office:value-type="string">
              <text:p text:style-name="P27">Parameter </text:p>
            </table:table-cell>
            <table:table-cell table:style-name="Tabelle1.A1" office:value-type="string">
              <text:p text:style-name="P27">Funktionstyp </text:p>
            </table:table-cell>
            <table:table-cell table:style-name="Tabelle1.A1" office:value-type="string">
              <text:p text:style-name="P27">Grad der <text:span text:style-name="T8">Ausführung</text:span></text:p>
            </table:table-cell>
          </table:table-row>
          <table:table-row table:style-name="Tabelle1.1">
            <table:table-cell table:style-name="Tabelle1.A1" office:value-type="string">
              <text:p text:style-name="P3">Hammer </text:p>
            </table:table-cell>
            <table:table-cell table:style-name="Tabelle1.A1" office:value-type="string">
              <text:p text:style-name="P3"><text:span text:style-name="T8">schlägt ein</text:span> (<text:span text:style-name="T14">verschiebt</text:span>)</text:p>
            </table:table-cell>
            <table:table-cell table:style-name="Tabelle1.A1" office:value-type="string">
              <text:p text:style-name="P3">Nagel </text:p>
            </table:table-cell>
            <table:table-cell table:style-name="Tabelle1.A1" office:value-type="string">
              <text:p text:style-name="P23">Koordinate</text:p>
            </table:table-cell>
            <table:table-cell table:style-name="Tabelle1.A1" office:value-type="string">
              <text:p text:style-name="P3">Hilfreich </text:p>
            </table:table-cell>
            <table:table-cell table:style-name="Tabelle1.A1" office:value-type="string">
              <text:p text:style-name="P3">Unzureichend</text:p>
            </table:table-cell>
          </table:table-row>
          <table:table-row table:style-name="Tabelle1.1">
            <table:table-cell table:style-name="Tabelle1.A1" office:value-type="string">
              <text:p text:style-name="P3">Hammer </text:p>
            </table:table-cell>
            <table:table-cell table:style-name="Tabelle1.A1" office:value-type="string">
              <text:p text:style-name="P3"><text:span text:style-name="T14">verb</text:span>iegt (verformt)</text:p>
            </table:table-cell>
            <table:table-cell table:style-name="Tabelle1.A1" office:value-type="string">
              <text:p text:style-name="P3">Nagel</text:p>
            </table:table-cell>
            <table:table-cell table:style-name="Tabelle1.A1" office:value-type="string">
              <text:p text:style-name="P3">Form</text:p>
            </table:table-cell>
            <table:table-cell table:style-name="Tabelle1.A1" office:value-type="string">
              <text:p text:style-name="P3">Schädlich</text:p>
            </table:table-cell>
            <table:table-cell table:style-name="Tabelle1.A1" office:value-type="string">
              <text:p text:style-name="P3"/>
            </table:table-cell>
          </table:table-row>
        </table:table>
        <text:p text:style-name="P3"/>
        <text:p text:style-name="P3"><text:span text:style-name="T9">Stoff-Feld</text:span>→Ele<text:span text:style-name="T15">ment-Feld</text:span> Modell: <text:span text:style-name="T14">(eine Grafik)</text:span></text:p>
        <text:p text:style-name="P3">Mechanischer Bereich</text:p>
        <text:p text:style-name="P3">Hammer → Nagel</text:p>
        <text:list xml:id="list184226069150914" text:continue-numbering="true" text:style-name="WWNum2">
          <text:list-item>
            <text:list>
              <text:list-item>
                <text:list>
                  <text:list-item>
                    <text:h text:style-name="P2" text:outline-level="3"><text:span text:style-name="T14">Der </text:span>Funktion<text:span text:style-name="T14">sbegriff</text:span> in TRIZ-Büchern</text:h>
                  </text:list-item>
                </text:list>
              </text:list-item>
            </text:list>
          </text:list-item>
        </text:list>
        <text:p text:style-name="P3">G.S. Alts<text:span text:style-name="T15">c</text:span>huller, B.L. Zlotin, A.V. Zusman, V.I. Filatov "Suche nach neuen Ideen: von der <text:span text:style-name="T9">Erleuchtung </text:span>zur Technologie". https://www.rdita.kg/files/books/%D1%82%D1%80%D0%B8%D0%B7/poisk_novih1.pdf</text:p>
        <text:p text:style-name="P3"/>
        <text:p text:style-name="P20">(Seite 20) Der Zweck der Existenz von Systemen <text:span text:style-name="T8">in räumlicher Entfaltung </text:span>ist die Erzeugung einer <text:span text:style-name="T8">Wirkung</text:span>, eines Prozesses. <text:span text:style-name="T14">E</text:span>ntsprechend <text:span text:style-name="T8">werden </text:span><text:span text:style-name="T14">Systeme in </text:span><text:span text:style-name="T8">zeitlicher Entfaltung </text:span>zur Herstellung oder Verarbeitung von <text:span text:style-name="T8">Dngen </text:span><text:span text:style-name="T14">oder</text:span> Geräten <text:span text:style-name="T14">geschaffen</text:span>. <text:span text:style-name="T14">Damit sind b</text:span>eide Arten von Systemen also untrennbar miteinander verbunden und ergänzen sich gegenseitig. Es gibt viele Analogien <text:span text:style-name="T14">in der Entwicklung </text:span>zwischen beiden, so dass sie im Folgenden parallel betrachtet werden.</text:p>
        <text:p text:style-name="P20">Jedes technische System wird geschaffen, um eine <text:span text:style-name="T8">Komplex </text:span>nützlicher Funktionen auszuführen, um bestimmte Ziele zu erreichen. Unter ihnen kann man <text:span text:style-name="T4">die </text:span><text:span text:style-name="T11">hauptsächlichen</text:span><text:span text:style-name="T4"> </text:span><text:span text:style-name="T8">herausheben</text:span>, für deren Erfüllung das System geschaffen wird, die <text:span text:style-name="T11">zweitrangigen</text:span>, die die <text:span text:style-name="T14">Neben</text:span><text:span text:style-name="T8">z</text:span>iele der <text:span text:style-name="T14">S</text:span>chöpfer <text:span text:style-name="T14">des Systems </text:span>widerspiegeln, und die <text:span text:style-name="T11">unterstützenden</text:span>, die die Erfüllung der Hauptziele gewährleisten. <text:span text:style-name="T14">So ist d</text:span>ie Hauptfunktion eines Staubsaugers z. B. das Aufsaugen von Staub; Nebenfunktionen sind z. B. der Einsatz in Malerräumen, als Hocker (einige Modelle) usw. Die Hilfsfunktionen sind Stromversorgung, Staubpegelalarm, Staubbehälterreinigung. Haupt-, Neben- und Hilfsfunktionen sind untrennbar miteinander verbunden und bilden eine verzweigte Hierarchie, einen gewissen "Baum" von Objektfunktionen.</text:p>
        <text:list xml:id="list184224703182775" text:continue-numbering="true" text:style-name="WWNum2">
          <text:list-item>
            <text:list>
              <text:list-item>
                <text:list>
                  <text:list-item>
                    <text:h text:style-name="P2" text:outline-level="3">(Seite 88) <text:span text:style-name="T13">Stoff-Feld</text:span>-Analyse</text:h>
                  </text:list-item>
                </text:list>
              </text:list-item>
            </text:list>
          </text:list-item>
        </text:list>
        <text:p text:style-name="P20">Eine der effektivsten Methoden der Erkenntnis ist die Modellierung, d.h. die Ersetzung realer Sys<text:span text:style-name="T15">­</text:span>teme durch Modelle (idealisierte Systeme). Operationen, die mit realen Systemen nur schwer oder gar nicht durchführbar sind, werden mit Modellen durchgeführt, und die gewonnenen Ergebnisse <text:soft-page-break/>werden unter Beachtung von Ähnlichkeitsbedingungen auf reale Systeme übertragen. Ein Modell, das einige Eigenschaften des Objekts korrekt wiedergibt, verfügt möglicherweise nicht über dessen andere Eigenschaften: Ein maßstabsgetreues Modell wiederholt zum Beispiel genau das Aussehen eines Flugzeugs, kann aber nicht fliegen. Ein Modell kann einem Objekt völlig unähnlich sein, z. B. ein mathematisches Modell, das ein System von Gleichungen ist, dessen Lösung Informationen über die Besonderheiten des Verhaltens des simulierten Objekts liefert.</text:p>
        <text:p text:style-name="P3"/>
        <text:p text:style-name="P3">Grundlegendes GEN3 Innovation Discipline (G3:ID) Training. <text:span text:style-name="T15">(Text in Englisch in den Folien)</text:span></text:p>
        <text:p text:style-name="P3">Seite 5, Seite 95</text:p>
        <text:p text:style-name="P3"/>
        <text:list xml:id="list184225538850647" text:continue-numbering="true" text:style-name="WWNum2">
          <text:list-item>
            <text:list>
              <text:list-item>
                <text:list>
                  <text:list-item>
                    <text:h text:style-name="P2" text:outline-level="3">Funktionsklassifizierung </text:h>
                  </text:list-item>
                </text:list>
              </text:list-item>
            </text:list>
          </text:list-item>
        </text:list>
        <text:p text:style-name="P26"><text:span text:style-name="T9">B</text:span><text:span text:style-name="T6">eschriftung der vier Kästchen aus dem Bild, siehe Folien.</text:span></text:p>
        <text:p text:style-name="P3"><text:span text:style-name="T9">Ober</text:span>system: Fahrzeug (bewegt sich)</text:p>
        <text:p text:style-name="P3">Umgebungsobjekt: Sauerstoff (oxidier<text:span text:style-name="T9">t</text:span>)</text:p>
        <text:p text:style-name="P3">System: Motor (wandelt Energie um)</text:p>
        <text:p text:style-name="P3"><text:span text:style-name="T15">Teil</text:span>system: Kolbengruppe (verändert das Brenn<text:span text:style-name="T9">kammer</text:span>volumen)</text:p>
        <text:list xml:id="list184225319340958" text:continue-numbering="true" text:style-name="WWNum2">
          <text:list-item>
            <text:list>
              <text:list-item>
                <text:list>
                  <text:list-item>
                    <text:h text:style-name="P2" text:outline-level="3">Funktion in TRIZ-Büchern</text:h>
                  </text:list-item>
                </text:list>
              </text:list-item>
            </text:list>
          </text:list-item>
        </text:list>
        <text:p text:style-name="P20">G.S. Altshuller, B.L. Zlotin, A.V. Zusman, V.I. Filatov "Suche nach neuen Ideen: <text:span text:style-name="T9">Von der Erleuchtung zur </text:span>Technologie." - Seite 20 <text:span text:style-name="T15">(Quelle s.o.)</text:span></text:p>
        <text:p text:style-name="P20">Jedes technische System wird geschaffen, um eine bestimmte Reihe nützliche<text:span text:style-name="T15">r</text:span> Funktionen auszu<text:span text:style-name="T15">­</text:span>führen, um bestimmte Ziele zu erreichen. Unter ihnen kann man <text:span text:style-name="T16">die </text:span><text:span text:style-name="T4">Hauptziele </text:span>unterscheiden, für deren Erfüllung das System eigentlich geschaffen wird; <text:span text:style-name="T4">Nebenziele</text:span>, die die sekundären Ziele der Systemschöpfer widerspiegeln; <text:span text:style-name="T4">Hilfsziele</text:span>, die die Erfüllung der Hauptziele gewährleisten. </text:p>
        <text:p text:style-name="P3"/>
        <text:p text:style-name="P3">А. Seredinsky, A.A. Gin, A.V. Kudryavtsev, V.Yu.</text:p>
        <text:p text:style-name="P3">Erfinderische Probleme. Tutorial Stufe I </text:p>
        <text:p text:style-name="P3">https://portal.tpu.ru/SHARED/s/SHOB/study/TIPS/TR1/Gin_Kudravzev_TRIZ.pdf</text:p>
        <text:p text:style-name="P3"/>
        <text:list xml:id="list184225465868502" text:continue-numbering="true" text:style-name="WWNum2">
          <text:list-item>
            <text:list>
              <text:list-item>
                <text:list>
                  <text:list-item>
                    <text:h text:style-name="P2" text:outline-level="3">Hauptfunktion <text:span text:style-name="T15">(S</text:span>. 15<text:span text:style-name="T15">)</text:span></text:h>
                  </text:list-item>
                </text:list>
              </text:list-item>
            </text:list>
          </text:list-item>
        </text:list>
        <text:p text:style-name="P3">Jedes <text:span text:style-name="T15">technische System (</text:span>T<text:span text:style-name="T15">S) </text:span>wird erstellt, um seine primäre Funktion (<text:span text:style-name="T15">PNF</text:span>) zu erfüllen.</text:p>
        <text:p text:style-name="P33">Die Hauptfunktion ist die Funktion, für die das technische System erstellt <text:span text:style-name="T9">wurde</text:span>.</text:p>
        <text:p text:style-name="P20">Die vollständige <text:span text:style-name="T9">Spezifikation </text:span><text:span text:style-name="T15">der </text:span><text:span text:style-name="T9">PNF enthält </text:span>zwei Teile. Der erste Teil zeigt d<text:span text:style-name="T15">as</text:span> Hauptz<text:span text:style-name="T15">iel</text:span>, für <text:span text:style-name="T9">das </text:span>ein bestimmtes TS erstellt und normalerweise vom Verbraucher verwendet wird – es ist sein<text:span text:style-name="T15">e Bestimmung</text:span>. <text:span text:style-name="T9">Er </text:span>beantwortet die Frage "Was macht das System?" aus der Sicht des <text:span text:style-name="T9">Nutzers</text:span>. Der zweite Teil zeigt die spezifische Arbeitsweise dieses TS – dies ist eine technische Funktion. Sie beantwortet die Frage "Wie <text:span text:style-name="T9">arbeitet das </text:span>System?</text:p>
        <text:p text:style-name="P20">Die vollständige Formulierung <text:span text:style-name="T15">der PNF </text:span>verbindet Zweck und technische Funktion.</text:p>
        <text:p text:style-name="P32"><text:span text:style-name="T9">PNF</text:span> = Zweck + Technische Funktion.</text:p>
        <text:list xml:id="list184225951864608" text:continue-numbering="true" text:style-name="WWNum2">
          <text:list-item>
            <text:list>
              <text:list-item>
                <text:list>
                  <text:list-item>
                    <text:h text:style-name="P2" text:outline-level="3">Kern- und <text:span text:style-name="T13">Hilfs</text:span>funktionen</text:h>
                  </text:list-item>
                </text:list>
              </text:list-item>
            </text:list>
          </text:list-item>
        </text:list>
        <text:p text:style-name="P20">Einzelne Teile (Elemente) des TS haben ihre eigenen Funktionen. Wenn die Funktionen von separa<text:span text:style-name="T15">­</text:span>ten Teilen der TS direkt helfen, die Hauptfunktion auszuführen, werden sie als <text:span text:style-name="T10">Kern</text:span>funktionen bezeichnet. Die <text:span text:style-name="T10">Kern</text:span>funktionen werden in Bezug auf das gleiche Objekt wie die Hauptfunktion ausgeführt.</text:p>
        <text:p text:style-name="P20">Die <text:span text:style-name="T17">Kern</text:span>funktionen, die von den Teilsystemen <text:span text:style-name="T10">einer </text:span>Waschmaschine ausgeführt werden, sind: <text:span text:style-name="T10">Umwälzen </text:span>der Wäsche, Befeuchten der Wäsche.</text:p>
        <text:p text:style-name="P20">Sind die Funktionen der <text:span text:style-name="T10">Teil</text:span>systeme <text:span text:style-name="T17">eines TS </text:span>für die Bedienung (Bearbeitung) anderer <text:span text:style-name="T10">Teil</text:span>systeme <text:span text:style-name="T17">des TS </text:span>vorgesehen, werden solche Funktionen als Hilfsfunktionen bezeichnet. </text:p>
        <text:p text:style-name="P20"><text:soft-page-break/>Hilfsfunktionen <text:span text:style-name="T10">einer </text:span>Waschmaschine: Bewegen der Waschtrommel (<text:span text:style-name="T17">durch einen </text:span>Elektromotor), Verriegeln der Tür während des Betriebs.</text:p>
        <text:list xml:id="list184225606388312" text:continue-numbering="true" text:style-name="WWNum2">
          <text:list-item>
            <text:list>
              <text:list-item>
                <text:list>
                  <text:list-item>
                    <text:h text:style-name="P2" text:outline-level="3">Ontologie erforschen</text:h>
                  </text:list-item>
                </text:list>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
            </table:table-cell>
            <table:table-cell table:style-name="Tabelle2.A1" office:value-type="string">
              <text:p text:style-name="P27">Modell <text:span text:style-name="T17">der Funktion</text:span></text:p>
            </table:table-cell>
            <table:table-cell table:style-name="Tabelle2.A1" office:value-type="string">
              <text:p text:style-name="P27"><text:span text:style-name="T10">Stoff-Feld</text:span>→<text:span text:style-name="T10">Element-Feld</text:span></text:p>
            </table:table-cell>
          </table:table-row>
          <table:table-row table:style-name="Tabelle2.1">
            <table:table-cell table:style-name="Tabelle2.A1" office:value-type="string">
              <text:p text:style-name="P3">Analyse </text:p>
            </table:table-cell>
            <table:table-cell table:style-name="Tabelle2.A1" office:value-type="string">
              <text:list xml:id="list4132271046" text:style-name="L1">
                <text:list-item>
                  <text:p text:style-name="P14">Funktions-Kosten-<text:span text:style-name="T17">A</text:span>nalyse</text:p>
                </text:list-item>
                <text:list-item>
                  <text:p text:style-name="P14">Funktionsanalyse </text:p>
                </text:list-item>
              </text:list>
            </table:table-cell>
            <table:table-cell table:style-name="Tabelle2.A1" office:value-type="string">
              <text:p text:style-name="P18"><text:span text:style-name="T10">Stoff-Feld</text:span>→<text:span text:style-name="T10">Element-Feld</text:span> Analyse</text:p>
            </table:table-cell>
          </table:table-row>
          <table:table-row table:style-name="Tabelle2.1">
            <table:table-cell table:style-name="Tabelle2.A1" office:value-type="string">
              <text:p text:style-name="P3">Auswertung </text:p>
            </table:table-cell>
            <table:table-cell table:style-name="Tabelle2.A1" office:value-type="string">
              <text:list xml:id="list1874857025" text:style-name="L2">
                <text:list-item>
                  <text:p text:style-name="P15">Funktions-Kosten-<text:span text:style-name="T17">A</text:span>nalyse</text:p>
                </text:list-item>
                <text:list-item>
                  <text:p text:style-name="P15">Funktionsanalyse </text:p>
                </text:list-item>
              </text:list>
            </table:table-cell>
            <table:table-cell table:style-name="Tabelle2.A1" office:value-type="string">
              <text:p text:style-name="P18"><text:span text:style-name="T10">Stoff-Feld</text:span>→<text:span text:style-name="T10">Element-Feld </text:span>Analyse</text:p>
            </table:table-cell>
          </table:table-row>
          <table:table-row table:style-name="Tabelle2.1">
            <table:table-cell table:style-name="Tabelle2.A1" office:value-type="string">
              <text:p text:style-name="P3">Synthese </text:p>
            </table:table-cell>
            <table:table-cell table:style-name="Tabelle2.A1" office:value-type="string">
              <text:list xml:id="list428258686" text:style-name="L3">
                <text:list-item>
                  <text:p text:style-name="P16">Funktional-ideale Modellierung (<text:span text:style-name="T17">FM – </text:span><text:span text:style-name="T10">Trimmen</text:span>)</text:p>
                </text:list-item>
                <text:list-item>
                  <text:p text:style-name="P16">Funktionsorientierte Suche</text:p>
                </text:list-item>
                <text:list-item>
                  <text:p text:style-name="P17">Einsatz (Linien der Systementwicklung) </text:p>
                </text:list-item>
              </text:list>
            </table:table-cell>
            <table:table-cell table:style-name="Tabelle2.A1" office:value-type="string">
              <text:list xml:id="list468432489" text:style-name="WWNum5">
                <text:list-item>
                  <text:p text:style-name="P24">Standards</text:p>
                </text:list-item>
                <text:list-item>
                  <text:p text:style-name="P6"><text:span text:style-name="T10">Trimmen</text:span> (<text:span text:style-name="T17">Zusammenlegen von </text:span>Linien der Systementwicklung)</text:p>
                </text:list-item>
                <text:list-item>
                  <text:p text:style-name="P7"><text:span text:style-name="T10">Spezialisieren</text:span> (<text:span text:style-name="T17">Auseinanderlaufen von </text:span>Linien der Systementwicklung)</text:p>
                </text:list-item>
                <text:list-item>
                  <text:p text:style-name="P6">Andere Linien der Systementwicklung</text:p>
                </text:list-item>
              </text:list>
            </table:table-cell>
          </table:table-row>
        </table:table>
        <text:p text:style-name="P3"/>
        <text:p text:style-name="P3">Forschungsthemen:</text:p>
        <text:list xml:id="list1651544013" text:style-name="WWNum6">
          <text:list-item>
            <text:p text:style-name="P8">Wie hängen FIM und <text:span text:style-name="T17">Trimm-L</text:span>inie<text:span text:style-name="T17">n</text:span> der Systeme zusammen?</text:p>
          </text:list-item>
          <text:list-item>
            <text:p text:style-name="P9">Können <text:span text:style-name="T17">Linien der </text:span>Systementwicklung <text:span text:style-name="T10">auch auf andere Weise als Trimmen in der Funktionsanalyse </text:span>eingesetzt werden?</text:p>
          </text:list-item>
          <text:list-item>
            <text:p text:style-name="P8">Kann der Wert von Feldern geschätzt werden?</text:p>
          </text:list-item>
        </text:list>
        <text:list xml:id="list184225480786894" text:continue-list="list184225606388312" text:style-name="WWNum2">
          <text:list-item>
            <text:list>
              <text:list-item>
                <text:list>
                  <text:list-item>
                    <text:h text:style-name="P2" text:outline-level="3">Erstellen einer Ontologie</text:h>
                  </text:list-item>
                </text:list>
              </text:list-item>
            </text:list>
          </text:list-item>
        </text:list>
        <text:p text:style-name="P3"><text:span text:style-name="T17">Als n</text:span>eue<text:span text:style-name="T17">s</text:span> Konzept <text:span text:style-name="T10">wurde herausgestellt</text:span>: Eine nützliche Funktion mit Nachteilen.</text:p>
        <text:list xml:id="list184225082462028" text:continue-numbering="true" text:style-name="WWNum2">
          <text:list-item>
            <text:list>
              <text:list-item>
                <text:list>
                  <text:list-item>
                    <text:h text:style-name="P2" text:outline-level="3">Kombination von Funktionsanalyse und Normen</text:h>
                  </text:list-item>
                </text:list>
              </text:list-item>
            </text:list>
          </text:list-item>
        </text:list>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7">Funktionstyp</text:p>
            </table:table-cell>
            <table:table-cell table:style-name="Tabelle3.A1" office:value-type="string">
              <text:p text:style-name="P27"><text:span text:style-name="T10">Unter</text:span>typ</text:p>
            </table:table-cell>
            <table:table-cell table:style-name="Tabelle3.A1" office:value-type="string">
              <text:p text:style-name="P27"><text:span text:style-name="T17">S</text:span>ystem <text:span text:style-name="T17">der </text:span>76 <text:span text:style-name="T17">Standards</text:span></text:p>
            </table:table-cell>
          </table:table-row>
          <table:table-row table:style-name="Tabelle3.1">
            <table:table-cell table:style-name="Tabelle3.A1" office:value-type="string">
              <text:p text:style-name="P3">Schädliche Funktion</text:p>
            </table:table-cell>
            <table:table-cell table:style-name="Tabelle3.A1" office:value-type="string">
              <text:p text:style-name="P3"/>
            </table:table-cell>
            <table:table-cell table:style-name="Tabelle3.A1" office:value-type="string">
              <text:p text:style-name="P3">Klasse 1. Auf- <text:span text:style-name="T17">und Ab</text:span>bau <text:span text:style-name="T10">von Stoff-Feld-</text:span>Systeme<text:span text:style-name="T17">n</text:span>;</text:p>
            </table:table-cell>
          </table:table-row>
          <table:table-row table:style-name="Tabelle3.1">
            <table:table-cell table:style-name="Tabelle3.A1" office:value-type="string">
              <text:p text:style-name="P3"/>
            </table:table-cell>
            <table:table-cell table:style-name="Tabelle3.A1" office:value-type="string">
              <text:p text:style-name="P3">Unzureichende Funktion </text:p>
            </table:table-cell>
            <table:table-cell table:style-name="Tabelle3.A1" office:value-type="string">
              <text:p text:style-name="P18">Klasse 2. Entwicklung von <text:span text:style-name="T10">Stoff-Feld-</text:span>Systeme<text:span text:style-name="T17">n</text:span>; </text:p>
              <text:p text:style-name="P3">Klasse 5. <text:span text:style-name="T10">Standards </text:span>für die Anwendung <text:span text:style-name="T10">der Standards</text:span>;</text:p>
            </table:table-cell>
          </table:table-row>
          <table:table-row table:style-name="Tabelle3.1">
            <table:table-cell table:style-name="Tabelle3.A1" table:number-rows-spanned="3" office:value-type="string">
              <text:p text:style-name="P3">Nützliche Funktion mit Nachteilen</text:p>
            </table:table-cell>
            <table:table-cell table:style-name="Tabelle3.A1" office:value-type="string">
              <text:p text:style-name="P3">Redundante Funktion </text:p>
            </table:table-cell>
            <table:table-cell table:style-name="Tabelle3.A1" office:value-type="string">
              <text:p text:style-name="P3">Klasse 3. Übergang zum <text:span text:style-name="T10">Ober</text:span>system und zur Mikroebene;</text:p>
            </table:table-cell>
          </table:table-row>
          <table:table-row table:style-name="Tabelle3.1">
            <table:covered-table-cell/>
            <table:table-cell table:style-name="Tabelle3.A1" office:value-type="string">
              <text:p text:style-name="P3">Schlecht <text:span text:style-name="T10">steuerbare </text:span>Funktion </text:p>
            </table:table-cell>
            <table:table-cell table:style-name="Tabelle3.A1" office:value-type="string">
              <text:p text:style-name="P18">Klasse 2. Entwicklung <text:span text:style-name="T17">von </text:span><text:span text:style-name="T10">Stoff-Feld-</text:span>Systeme<text:span text:style-name="T17">n</text:span>;</text:p>
            </table:table-cell>
          </table:table-row>
          <table:table-row table:style-name="Tabelle3.1">
            <table:covered-table-cell/>
            <table:table-cell table:style-name="Tabelle3.A1" office:value-type="string">
              <text:p text:style-name="P3">Fehlende Funktion </text:p>
            </table:table-cell>
            <table:table-cell table:style-name="Tabelle3.A1" office:value-type="string">
              <text:p text:style-name="P18">Klasse 1. Auf- <text:span text:style-name="T17">und Ab</text:span>bau <text:span text:style-name="T10">von Stoff-Feld-</text:span>Systeme<text:span text:style-name="T17">n</text:span>; </text:p>
              <text:p text:style-name="P3">Klasse 4. Standards für die Erkennung und Messung <text:span text:style-name="T10">in </text:span>Systemen;</text:p>
            </table:table-cell>
          </table:table-row>
          <table:table-row table:style-name="Tabelle3.1">
            <table:table-cell table:style-name="Tabelle3.A1" office:value-type="string">
              <text:p text:style-name="P3">Nützliche Funktion</text:p>
            </table:table-cell>
            <table:table-cell table:style-name="Tabelle3.A1" office:value-type="string">
              <text:p text:style-name="P3"/>
            </table:table-cell>
            <table:table-cell table:style-name="Tabelle3.A1" office:value-type="string">
              <text:p text:style-name="P18">Klasse 3. Übergang zum <text:span text:style-name="T10">Ober</text:span>system und zur Mikroebene; </text:p>
              <text:p text:style-name="P18">Klasse 5. <text:span text:style-name="T10">Standards </text:span>für die Anwendung <text:span text:style-name="T10">der Standards</text:span>.</text:p>
            </table:table-cell>
          </table:table-row>
        </table:table>
        <text:list xml:id="list184224681741925" text:continue-numbering="true" text:style-name="WWNum2">
          <text:list-item>
            <text:list>
              <text:list-item>
                <text:list>
                  <text:list-item>
                    <text:h text:style-name="P2" text:outline-level="3">Vorteile der neuen Konzepte</text:h>
                  </text:list-item>
                </text:list>
              </text:list-item>
            </text:list>
          </text:list-item>
        </text:list>
        <text:list xml:id="list1700283705" text:style-name="WWNum7">
          <text:list-item>
            <text:p text:style-name="P10">Theoretisch:</text:p>
            <text:list>
              <text:list-item>
                <text:p text:style-name="P10">Neue Bereiche der Forschung:</text:p>
                <text:list>
                  <text:list-item>
                    <text:p text:style-name="P10">Kombination von Funktions- und <text:span text:style-name="T10">Stoff-Feld</text:span> → Ele<text:span text:style-name="T17">ment-Feld-A</text:span>nalyse;</text:p>
                  </text:list-item>
                  <text:list-item>
                    <text:p text:style-name="P10">Lösen von Problemen der Funktionsanalyse mit dem System der 76 <text:span text:style-name="T17">Standards</text:span>;</text:p>
                  </text:list-item>
                  <text:list-item>
                    <text:p text:style-name="P10">Kombination von Funktionsanalyse und <text:span text:style-name="T17">Analyse nach dem </text:span>System<text:span text:style-name="T10">operator</text:span>;</text:p>
                  </text:list-item>
                  <text:list-item>
                    <text:p text:style-name="P10">Gegenseitige <text:span text:style-name="T10">Be</text:span>reicherung von Methoden auf <text:span text:style-name="T17">der </text:span>Basis von Funktionsmodellen</text:p>
                  </text:list-item>
                </text:list>
              </text:list-item>
            </text:list>
          </text:list-item>
          <text:list-item>
            <text:p text:style-name="P10">Didaktisch:</text:p>
            <text:list>
              <text:list-item>
                <text:p text:style-name="P21">Vereinfachung der Herangehensweise an das Lehren der Konzepte <text:span text:style-name="T18">Stoff-Feld </text:span><text:span text:style-name="T17">und </text:span><text:span text:style-name="T18">Element-Feld</text:span>.</text:p>
              </text:list-item>
            </text:list>
          </text:list-item>
          <text:list-item>
            <text:p text:style-name="P10">Praktisch:</text:p>
            <text:list>
              <text:list-item>
                <text:p text:style-name="P21"><text:soft-page-break/>Eine einheitliche <text:span text:style-name="T17">Vorlage zur Beschreibung von </text:span>TRIZ-Werkzeug<text:span text:style-name="T10">en </text:span>ermöglicht die Verknüp<text:span text:style-name="T17">­</text:span>fung von Werkzeugen und die Anwendung verschiedener Methoden, um <text:span text:style-name="T10">ein und dieselben </text:span>Ziele zu erreichen. Dies erhöht die Flexibilität der Analyse und Problemlösung.</text:p>
              </text:list-item>
            </text:list>
          </text:list-item>
        </text:list>
        <text:p text:style-name="P3"/>
        <text:p text:style-name="P3">Bereich auf der triz-summit Website:</text:p>
        <text:p text:style-name="P3">https://triz-summit.ru/onto_triz/mod/metod/triz/fa/model_fa/func_syst_model/func/</text:p>
        <text:p text:style-name="P3"/>
        <text:list xml:id="list184226293556988" text:continue-list="list184224681741925" text:style-name="WWNum2">
          <text:list-item>
            <text:list>
              <text:list-item>
                <text:h text:style-name="P1" text:outline-level="2">Ontologie der Funktionsanalyse</text:h>
                <text:list>
                  <text:list-item>
                    <text:h text:style-name="P2" text:outline-level="3">Erstellen einer Ontologie</text:h>
                  </text:list-item>
                </text:list>
              </text:list-item>
            </text:list>
          </text:list-item>
        </text:list>
        <text:p text:style-name="P20">Es wurde eine Vorlage für <text:span text:style-name="T10">die Beschreibung folgender </text:span>Werkzeug<text:span text:style-name="T17">e</text:span> entwickelt: </text:p>
        <text:list xml:id="list3741939163" text:style-name="WWNum8">
          <text:list-item>
            <text:p text:style-name="P22">Zielsetzung; </text:p>
          </text:list-item>
          <text:list-item>
            <text:p text:style-name="P22">Modelle; </text:p>
          </text:list-item>
          <text:list-item>
            <text:p text:style-name="P22">Regeln für den Modell<text:span text:style-name="T17">auf</text:span>bau; </text:p>
          </text:list-item>
          <text:list-item>
            <text:p text:style-name="P22">Modell<text:span text:style-name="T10">umform</text:span>ungsregeln.</text:p>
          </text:list-item>
        </text:list>
        <text:p text:style-name="P3">Sonderfälle der Funktionsanalyse werden gesondert hervorgehoben: </text:p>
        <text:list xml:id="list3868689940" text:style-name="WWNum9">
          <text:list-item>
            <text:p text:style-name="P11">Funktionsanalyse des Systems; </text:p>
          </text:list-item>
          <text:list-item>
            <text:p text:style-name="P12">Funktionsanalyse des Prozess<text:span text:style-name="T10">es</text:span>.</text:p>
          </text:list-item>
        </text:list>
        <text:p text:style-name="P3">Zielsetzung<text:span text:style-name="T17">en</text:span> der Funktionsanalyse:</text:p>
        <text:list xml:id="list2289307230" text:style-name="WWNum10">
          <text:list-item>
            <text:p text:style-name="P13">Neue systemische Verbindungen finden;</text:p>
          </text:list-item>
          <text:list-item>
            <text:p text:style-name="P13">Bewertung des Funktionsmodells auf Übereinstimmung mit den Anforderungen;</text:p>
          </text:list-item>
          <text:list-item>
            <text:p text:style-name="P13">Aufgabe entdecken;</text:p>
          </text:list-item>
          <text:list-item>
            <text:p text:style-name="P13">Ressourcensuche.</text:p>
          </text:list-item>
        </text:list>
        <text:list xml:id="list184225429971281" text:continue-list="list184226293556988" text:style-name="WWNum2">
          <text:list-item>
            <text:list>
              <text:list-item>
                <text:list>
                  <text:list-item>
                    <text:h text:style-name="P2" text:outline-level="3">Ontologie erforschen</text:h>
                  </text:list-item>
                </text:list>
              </text:list-item>
            </text:list>
          </text:list-item>
        </text:list>
        <text:p text:style-name="P20">Mit Hilfe der Ontologie wird der Unterschied zwischen den Begriffen "<text:span text:style-name="T17">Modell einer </text:span>Funktion" und "Funktion<text:span text:style-name="T17">ales M</text:span>odell" explizit aufgezeigt</text:p>
        <text:p text:style-name="P3"/>
        <text:p text:style-name="P3">Bereich auf der triz-summit Website: https://triz-summit.ru/onto_triz/mod/metod/triz/fa/</text:p>
        <text:list xml:id="list184224500727095" text:continue-numbering="true" text:style-name="WWNum2">
          <text:list-item>
            <text:list>
              <text:list-item>
                <text:list>
                  <text:list-item>
                    <text:h text:style-name="P2" text:outline-level="3">Vorteile der neuen Konzepte</text:h>
                  </text:list-item>
                </text:list>
              </text:list-item>
            </text:list>
          </text:list-item>
        </text:list>
        <text:list xml:id="list549774496" text:style-name="WWNum11">
          <text:list-item>
            <text:p text:style-name="P28">Theoretisch:</text:p>
            <text:list>
              <text:list-item>
                <text:p text:style-name="P29">Eine einheitliche <text:span text:style-name="T12">Vorlage </text:span>zur Beschreibung von TRIZ-Werkzeugen ermöglicht das Auffin<text:span text:style-name="T17">­</text:span>den von <text:span text:style-name="T17">G</text:span>emeinsam<text:span text:style-name="T17">keiten</text:span> und <text:span text:style-name="T17">U</text:span>nterschied<text:span text:style-name="T12">en in </text:span>Methoden und Werkzeugen;</text:p>
              </text:list-item>
              <text:list-item>
                <text:p text:style-name="P29">Ein neuer Ansatz <text:span text:style-name="T12">zur </text:span>Untersuchung der funktionalen Prozessanalyse und der Flussanalyse;</text:p>
              </text:list-item>
            </text:list>
          </text:list-item>
          <text:list-item>
            <text:p text:style-name="P28">Didaktisch:</text:p>
            <text:list>
              <text:list-item>
                <text:p text:style-name="P29">Die Ontologie vereinfacht die Darstellung von Untersch<text:span text:style-name="T12">ieden </text:span>zwischen Begriffen wie "<text:span text:style-name="T17">Modell der </text:span>Funktion" und "Funktion<text:span text:style-name="T17">ales M</text:span>odell";</text:p>
              </text:list-item>
            </text:list>
          </text:list-item>
          <text:list-item>
            <text:p text:style-name="P28">Praktisch:</text:p>
            <text:list>
              <text:list-item>
                <text:p text:style-name="P29"><text:span text:style-name="T12">Erhöhung </text:span>der Effizienz der Anwendung der Funktionsanalyse durch die Wechselbeziehung mit anderen TRIZ-Werkzeugen.</text:p>
              </text:list-item>
            </text:list>
          </text:list-item>
        </text:list>
        <text:list xml:id="list184225205312370" text:continue-list="list184224500727095" text:style-name="WWNum2">
          <text:list-item>
            <text:list>
              <text:list-item>
                <text:list>
                  <text:list-item>
                    <text:h text:style-name="P2" text:outline-level="3">Nächste Schritte</text:h>
                  </text:list-item>
                </text:list>
              </text:list-item>
            </text:list>
          </text:list-item>
        </text:list>
        <text:list xml:id="list1126874900" text:style-name="WWNum12">
          <text:list-item>
            <text:p text:style-name="P30">Hinzufügen von Links zu verschiedenen TRIZ-Methoden, die auf dem funktionalen Ansatz basieren;</text:p>
          </text:list-item>
          <text:list-item>
            <text:p text:style-name="P30">Entwicklung eines Glossars der vorhandenen Ontologieobjekte;</text:p>
          </text:list-item>
          <text:list-item>
            <text:p text:style-name="P30">Entwicklung von Ontology-Map-Seiten auf triz-summit.ru;</text:p>
          </text:list-item>
          <text:list-item>
            <text:p text:style-name="P30">Aufbau von Beziehungen zwischen Methoden, die auf funktionalen Modellen basieren, und webbasierten Methoden;</text:p>
          </text:list-item>
          <text:list-item>
            <text:p text:style-name="P30">Aufbau von Verbindungen zwischen funktionalen Methoden der TRIZ und anderen Wissensgebieten (z.B. Systems Engineering);</text:p>
          </text:list-item>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de" fo:country="DE"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de" fo:country="DE"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default-outline-level=""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5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58"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6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6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6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6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67"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6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7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7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76"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7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79"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8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0:30:51</meta:creation-date>
    <dc:language>de-DE</dc:language>
    <dc:date>2021-01-28T18:37:43.209195941</dc:date>
    <meta:editing-cycles>9</meta:editing-cycles>
    <meta:editing-duration>PT32M18S</meta:editing-duration>
    <meta:generator>LibreOffice/6.4.6.2$Linux_X86_64 LibreOffice_project/40$Build-2</meta:generator>
    <meta:document-statistic meta:table-count="3" meta:image-count="0" meta:object-count="0" meta:page-count="4" meta:paragraph-count="154" meta:word-count="1238" meta:character-count="9825" meta:non-whitespace-character-count="8740"/>
  </office:meta>
</office:document-meta>
</file>